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1b2" officeooo:paragraph-rsid="0001a1b2"/>
    </style:style>
    <style:style style:name="P2" style:family="paragraph" style:parent-style-name="Standard">
      <style:text-properties officeooo:rsid="0001a1b2" officeooo:paragraph-rsid="0001ea12"/>
    </style:style>
    <style:style style:name="P3" style:family="paragraph" style:parent-style-name="Standard">
      <style:text-properties officeooo:rsid="0001ea12" officeooo:paragraph-rsid="0001ea12"/>
    </style:style>
    <style:style style:name="P4" style:family="paragraph" style:parent-style-name="Standard">
      <style:text-properties officeooo:rsid="0004eba1" officeooo:paragraph-rsid="0004eba1"/>
    </style:style>
    <style:style style:name="P5" style:family="paragraph" style:parent-style-name="Standard">
      <style:text-properties officeooo:rsid="000725d8" officeooo:paragraph-rsid="000725d8"/>
    </style:style>
    <style:style style:name="P6" style:family="paragraph" style:parent-style-name="Standard">
      <style:text-properties officeooo:rsid="000c7a62" officeooo:paragraph-rsid="000c7a62"/>
    </style:style>
    <style:style style:name="P7" style:family="paragraph" style:parent-style-name="Standard">
      <style:text-properties officeooo:rsid="00132c86" officeooo:paragraph-rsid="0004eba1"/>
    </style:style>
    <style:style style:name="P8" style:family="paragraph" style:parent-style-name="Standard" style:list-style-name="L1">
      <style:text-properties officeooo:rsid="0001a1b2" officeooo:paragraph-rsid="0001a1b2"/>
    </style:style>
    <style:style style:name="P9" style:family="paragraph" style:parent-style-name="Standard" style:list-style-name="L1">
      <style:text-properties officeooo:rsid="0004eba1" officeooo:paragraph-rsid="0004eba1"/>
    </style:style>
    <style:style style:name="P10" style:family="paragraph" style:parent-style-name="Standard" style:list-style-name="L2">
      <style:text-properties officeooo:rsid="0004eba1" officeooo:paragraph-rsid="0004eba1"/>
    </style:style>
    <style:style style:name="P11" style:family="paragraph" style:parent-style-name="Standard">
      <style:text-properties officeooo:rsid="0004eba1" officeooo:paragraph-rsid="0004eba1"/>
    </style:style>
    <style:style style:name="P12" style:family="paragraph" style:parent-style-name="Standard" style:list-style-name="L2">
      <style:text-properties officeooo:rsid="000b8a83" officeooo:paragraph-rsid="000b8a83"/>
    </style:style>
    <style:style style:name="P13" style:family="paragraph" style:parent-style-name="Standard" style:list-style-name="L2">
      <style:text-properties officeooo:rsid="000b8a83" officeooo:paragraph-rsid="0016a8ec"/>
    </style:style>
    <style:style style:name="P14" style:family="paragraph" style:parent-style-name="Standard" style:list-style-name="L2">
      <style:text-properties officeooo:rsid="0016a8ec" officeooo:paragraph-rsid="0016a8ec"/>
    </style:style>
    <style:style style:name="P15" style:family="paragraph" style:parent-style-name="Standard" style:list-style-name="L2">
      <style:text-properties officeooo:rsid="001830f3" officeooo:paragraph-rsid="001830f3"/>
    </style:style>
    <style:style style:name="P16" style:family="paragraph" style:parent-style-name="Standard" style:list-style-name="L2">
      <style:text-properties officeooo:rsid="0010cac0" officeooo:paragraph-rsid="0010cac0"/>
    </style:style>
    <style:style style:name="P17" style:family="paragraph" style:parent-style-name="Standard">
      <style:text-properties style:text-position="sub 58%" officeooo:rsid="001cff31" officeooo:paragraph-rsid="001e218c"/>
    </style:style>
    <style:style style:name="P18" style:family="paragraph" style:parent-style-name="Standard">
      <style:text-properties style:text-position="sub 58%" officeooo:rsid="001e218c" officeooo:paragraph-rsid="001e218c"/>
    </style:style>
    <style:style style:name="T1" style:family="text">
      <style:text-properties officeooo:rsid="00020af0"/>
    </style:style>
    <style:style style:name="T2" style:family="text">
      <style:text-properties officeooo:rsid="00056598"/>
    </style:style>
    <style:style style:name="T3" style:family="text">
      <style:text-properties officeooo:rsid="000a290b"/>
    </style:style>
    <style:style style:name="T4" style:family="text">
      <style:text-properties officeooo:rsid="000e761c"/>
    </style:style>
    <style:style style:name="T5" style:family="text">
      <style:text-properties officeooo:rsid="0011376b"/>
    </style:style>
    <style:style style:name="T6" style:family="text">
      <style:text-properties officeooo:rsid="00181cb9"/>
    </style:style>
    <style:style style:name="T7" style:family="text">
      <style:text-properties officeooo:rsid="001b559f"/>
    </style:style>
    <style:style style:name="T8" style:family="text">
      <style:text-properties officeooo:rsid="001e218c"/>
    </style:style>
    <style:style style:name="T9" style:family="text">
      <style:text-properties officeooo:rsid="001f9ade"/>
    </style:style>
    <style:style style:name="T10" style:family="text">
      <style:text-properties officeooo:rsid="00214e52"/>
    </style:style>
    <style:style style:name="T11" style:family="text">
      <style:text-properties officeooo:rsid="00222a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Title">Linuxcaib-light</text:p>
      <text:p text:style-name="P1"/>
      <text:h text:style-name="Heading_20_1" text:outline-level="1">Introducció</text:h>
      <text:p text:style-name="P2">El client linuxcaib-light és un client que pretén configurar una distribució Ubuntu dins la infraestructura tecnològica de la CAIB, però sense la funcionalitat específica de «mazinger» <text:span text:style-name="T7">ni «</text:span>dissof». </text:p>
      <text:p text:style-name="P2"/>
      <text:p text:style-name="P6">Aquest paquet està indicat per tots aquells informàtics que no tenguin prou coneixements de GNU/Linux com per a configurar el login contra l'Active Directory ni coneixements del seycon com per obtenir els servidors de les seves unitats compartides <text:span text:style-name="T4">ni del funcionament del proxy de la CAIB</text:span>.</text:p>
      <text:p text:style-name="P2"/>
      <text:p text:style-name="P2"/>
      <text:h text:style-name="Heading_20_1" text:outline-level="1">Funcionalitat de linuxcaib-light</text:h>
      <text:list xml:id="list8476213320005226996" text:style-name="L1">
        <text:list-item>
          <text:p text:style-name="P8">Login contra AD via winbind<text:span text:style-name="T1">+pam_script per poder desar la contrasenya de seycon pel proxy etc.</text:span></text:p>
        </text:list-item>
        <text:list-item>
          <text:p text:style-name="P8">Configuració a nivell de sistema de proxy de la caib.</text:p>
        </text:list-item>
        <text:list-item>
          <text:p text:style-name="P9">Instal·lació dels scripts necessaris per montar les unitats de xarxa.</text:p>
        </text:list-item>
      </text:list>
      <text:p text:style-name="P4"/>
      <text:p text:style-name="P4"/>
      <text:p text:style-name="P17"><text:span text:style-name="T8">Login i gestió de contrasenya:</text:span></text:p>
      <text:p text:style-name="P17"><text:tab/>login i gestió de contrasenya centralitzat contra Active Directory SENSE canvi de contrasenya forçat (libpam-winbind ja treu un avís en vermell de la caducitat contrasenya), <text:span text:style-name="T11">a més si ha caducat un usuari pot entrar a la intranet.caib.es des de la màquina d'un company i canviar-la.</text:span></text:p>
      <text:p text:style-name="P18">Autoconfiguració d'entorn de treball<text:tab/></text:p>
      <text:p text:style-name="P18"><text:tab/>Muntatge unitats compartides de xarxa → SI, script en iniciar sessió <text:span text:style-name="T9">emprant GVFS</text:span></text:p>
      <text:p text:style-name="P18"><text:tab/>Proxy web → SI, mitjançant CNTLM en iniciar sessió agafant credencials</text:p>
      <text:p text:style-name="P18"><text:tab/>Configuració de les impressores → NO la majoria d'impressores son de xarxa i <text:span text:style-name="T10">apareixen</text:span> automàticament (les que no <text:span text:style-name="T10">apareixen</text:span> o <text:span text:style-name="T10">tenen</text:span> un nom estrany és per error de configuració de l'impressora)</text:p>
      <text:p text:style-name="P18"><text:tab/>Execució d'aplicacions des de l'intranet (fitxers WPI) → NO</text:p>
      <text:p text:style-name="P18"><text:tab/>Incorporació dels certificats digitals de la JVM i Adobe PDF Reader → SI</text:p>
      <text:p text:style-name="P18"><text:tab/>Aplicació de polítiques de seguretat → NO</text:p>
      <text:p text:style-name="P4"/>
      <text:h text:style-name="Heading_20_1" text:outline-level="1">Instal·lació</text:h>
      <text:p text:style-name="P5">Per poder instal·lar linuxcaib-light s'han de dur a terme les següents passes:</text:p>
      <text:p text:style-name="P5"/>
      <text:list xml:id="list907161660346443123" text:style-name="L2">
        <text:list-item>
          <text:p text:style-name="P10"><text:span text:style-name="T3">I</text:span>nstal·lar el proxy local «cntlm-caib».</text:p>
        </text:list-item>
        <text:list-item>
          <text:p text:style-name="P12">Instal·lar linuxcaib-light</text:p>
        </text:list-item>
        <text:list-item>
          <text:p text:style-name="P14">Executar: sudo /opt/caib/linuxcaib/caib-conf-proxy-server.sh -l &lt;codi_usuari_local&gt; -u &lt;codi_usuari_seycon&gt; -p &lt;contrasenya_seycon&gt;</text:p>
          <text:p text:style-name="P15">per a proxificar les aplicacions de sistema</text:p>
        </text:list-item>
        <text:list-item>
          <text:p text:style-name="P13">reiniciar</text:p>
        </text:list-item>
        <text:list-item>
          <text:p text:style-name="P13"><text:span text:style-name="T6">TODO: pendent de caib-conf-drives-user.sh !!!!! </text:span>Afegir l'usuari al grup sudo (addgroup <text:soft-page-break/>USUARI sudo), <text:span text:style-name="T2">ja que per poder montar les unitats de xarxa cal ser administrador de la màquina.</text:span></text:p>
        </text:list-item>
        <text:list-item>
          <text:p text:style-name="P16">Copiar caib-proxy-user.desktop i caib-unitats-xarxa.desktop <text:span text:style-name="T5">dins $HOME/.config/autostart</text:span></text:p>
        </text:list-item>
      </text:list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0:50:23.870756313</meta:creation-date>
    <dc:date>2016-02-13T01:37:30.551153574</dc:date>
    <meta:editing-duration>P1DT4H20M9S</meta:editing-duration>
    <meta:editing-cycles>32</meta:editing-cycles>
    <meta:generator>LibreOffice/5.0.2.2$Linux_X86_64 LibreOffice_project/00m0$Build-2</meta:generator>
    <meta:document-statistic meta:table-count="0" meta:image-count="0" meta:object-count="0" meta:page-count="2" meta:paragraph-count="26" meta:word-count="332" meta:character-count="2257" meta:non-whitespace-character-count="1951"/>
  </office:meta>
</office:document-meta>
</file>